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38000003966B709DAEC7C5F38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7cm" svg:height="9.802cm" draw:z-index="0"><draw:image xlink:href="Pictures/1000000100000638000003966B709DAEC7C5F3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10:54:07.270000000</meta:creation-date>
    <dc:date>2023-09-23T10:56:46.126000000</dc:date>
    <meta:editing-duration>PT2M3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2.2$Windows_X86_64 LibreOffice_project/53bb9681a964705cf672590721dbc85eb4d0c3a2</meta:generator>
  </office:meta>
</office:document-meta>
</file>